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BM Plex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draw:fill="none" draw:stroke="non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3" draw:style-name="a359" draw:master-page-name="Master1-Layout2-obj-Title-and-Content" presentation:presentation-page-layout-name="Master1-PPL2" draw:id="Slide-258">
        <draw:frame draw:id="id63" presentation:style-name="a362" draw:name="Title 1" svg:x="0.91667in" svg:y="0.39931in" svg:width="11.5in" svg:height="1.44965in" presentation:class="title" presentation:placeholder="false">
          <draw:text-box>
            <text:p text:style-name="a361" text:class-names="" text:cond-style-name=""><text:span text:style-name="a360" text:class-names="">System Context</text:span></text:p>
          </draw:text-box>
          <svg:title/>
          <svg:desc/>
        </draw:frame>
        <draw:frame draw:id="id64" presentation:style-name="a363" draw:name="Content Placeholder 23" svg:x="0.91667in" svg:y="1.84896in" svg:width="8.38021in" svg:height="5.25025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</draw:page>
      <draw:page draw:name="Slide4" draw:style-name="a364" draw:master-page-name="Master1-Layout2-obj-Title-and-Content" presentation:presentation-page-layout-name="Master1-PPL2" draw:id="Slide-259">
        <draw:frame draw:id="id65" presentation:style-name="a367" draw:name="Title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Components</text:span></text:p>
          </draw:text-box>
          <svg:title/>
          <svg:desc/>
        </draw:frame>
        <draw:frame draw:id="id66" presentation:style-name="a368" draw:name="Content Placeholder 3" svg:x="0.91667in" svg:y="1.84896in" svg:width="10.90745in" svg:height="5.25174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</draw:page>
      <draw:page draw:name="Slide5" draw:style-name="a369" draw:master-page-name="Master1-Layout2-obj-Title-and-Content" presentation:presentation-page-layout-name="Master1-PPL2" draw:id="Slide-260">
        <draw:frame draw:id="id67" presentation:style-name="a373" draw:name="Title 1" svg:x="0.91667in" svg:y="0.39931in" svg:width="11.5in" svg:height="1.44965in" presentation:class="title" presentation:placeholder="false">
          <draw:text-box>
            <text:p text:style-name="a372" text:class-names="" text:cond-style-name=""><text:span text:style-name="a370" text:class-names="">Deployment – IBM Cloud - Cloudfoundry</text:span><text:span text:style-name="a371" text:class-names=""/></text:p>
          </draw:text-box>
          <svg:title/>
          <svg:desc/>
        </draw:frame>
        <draw:frame draw:id="id68" presentation:style-name="a374" draw:name="Content Placeholder 4" svg:x="0.91667in" svg:y="1.84896in" svg:width="7.95943in" svg:height="5.25174in" style:rel-width="scale" style:rel-height="scale" presentation:class="graphic" presentation:placeholder="false">
          <draw:image xlink:href="media/image3.png" xlink:type="simple" xlink:show="embed" xlink:actuate="onLoad"/>
          <svg:title/>
          <svg:desc>Diagram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8/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8/21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8/21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8/21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8/21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8/21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8/21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8/21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8/21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8/21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8/21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8/21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avid Nixon</meta:initial-creator>
    <dc:creator>David Nixon</dc:creator>
    <meta:creation-date>2021-02-08T15:07:50Z</meta:creation-date>
    <dc:date>2021-02-08T18:28:59Z</dc:date>
    <meta:editing-cycles>4</meta:editing-cycles>
    <meta:editing-duration>PT8768S</meta:editing-duration>
    <meta:document-statistic meta:paragraph-count="3" meta:word-count="9"/>
  </office:meta>
</office:document-meta>
</file>